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7ca668" style:font-name="Droid Sans Mono" fo:font-size="10.5pt" fo:font-weight="normal" fo:background-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lf.applyRating = function(selectrating, filterArr){</text:p>
      <text:p text:style-name="P1">// var temp =[];</text:p>
      <text:p text:style-name="P1">// if (filterArr.length == 0 ){</text:p>
      <text:p text:style-name="P1">// for (var rating in selectrating){</text:p>
      <text:p text:style-name="P1">// for (var ratingPro in self.allProduct()){</text:p>
      <text:p text:style-name="P1">// if (selectrating[rating],self&lt;= allProduct()[ratingPro].rating){</text:p>
      <text:p text:style-name="P1">// temp.push(self.allProduct()[ratingPro]);</text:p>
      <text:p text:style-name="P1">// }</text:p>
      <text:p text:style-name="P1">// }</text:p>
      <text:p text:style-name="P1">// }</text:p>
      <text:p text:style-name="P1">// return temp;</text:p>
      <text:p text:style-name="P1">// }</text:p>
      <text:p text:style-name="P1">// else{</text:p>
      <text:p text:style-name="P1">// for (var rating in selectrating){</text:p>
      <text:p text:style-name="P1">// for (var ratingPro in filterArr){</text:p>
      <text:p text:style-name="P1">// if (selectrating[rating],self&lt;= allProduct()[ratingPro].rating){</text:p>
      <text:p text:style-name="P1">// temp.push(filterArr[ratingPro]);</text:p>
      <text:p text:style-name="P1">// }</text:p>
      <text:p text:style-name="P1">// }</text:p>
      <text:p text:style-name="P1">// }</text:p>
      <text:p text:style-name="P1">// return temp;</text:p>
      <text:p text:style-name="P1">// }</text:p>
      <text:p text:style-name="P1">// }</text:p>
      <text:p text:style-name="Standard"/>
      <text:p text:style-name="Standard"/>
      <text:p text:style-name="P1">// if (self.rating_select().length != 0){</text:p>
      <text:p text:style-name="P1">// tempArr = self.applyRating(self.rating_select(),tempArr);</text:p>
      <text:p text:style-name="P1">// 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17:39:17.723925268</meta:creation-date>
    <dc:date>2019-06-28T17:40:38.454328983</dc:date>
    <meta:editing-duration>PT1M23S</meta:editing-duration>
    <meta:editing-cycles>1</meta:editing-cycles>
    <meta:document-statistic meta:table-count="0" meta:image-count="0" meta:object-count="0" meta:page-count="1" meta:paragraph-count="26" meta:word-count="87" meta:character-count="643" meta:non-whitespace-character-count="582"/>
    <meta:generator>LibreOffice/6.2.2.2$Linux_X86_64 LibreOffice_project/20$Build-2</meta:generator>
  </office:meta>
</office:document-meta>
</file>